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fo:font-style="italic" style:font-style-asian="italic" style:font-style-complex="italic"/>
    </style:style>
    <style:style style:name="T1" style:family="text">
      <style:text-properties fo:font-size="10pt"/>
    </style:style>
    <style:style style:name="T2" style:family="text">
      <style:text-properties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rect draw:style-name="gr1" draw:text-style-name="P2" draw:layer="layout" svg:width="6.62cm" svg:height="1.905cm" svg:x="2.27cm" svg:y="2.54cm">
            <text:p text:style-name="P1"><text:span text:style-name="T1">&lt;&lt;interface&gt;&gt;</text:span></text:p>
            <text:p text:style-name="P1"><text:span text:style-name="T1">Colorizer</text:span></text:p>
          </draw:rect>
          <draw:rect draw:style-name="gr1" draw:text-style-name="P2" draw:layer="layout" svg:width="6.62cm" svg:height="1.905cm" svg:x="2.27cm" svg:y="4.445cm">
            <text:p text:style-name="P1"><text:span text:style-name="T1">+SetColors (int red, int green, int blue)</text:span></text:p>
            <text:p text:style-name="P1"><text:span text:style-name="T1">+SetColors (color:Color)</text:span></text:p>
            <text:p text:style-name="P1"><text:span text:style-name="T1">+RandomColors()</text:span></text:p>
            <text:p text:style-name="P1"><text:span text:style-name="T1">+GetColors():Color</text:span></text:p>
          </draw:rect>
        </draw:g>
        <draw:g xml:id="id2" draw:id="id2">
          <draw:rect draw:style-name="gr1" draw:text-style-name="P3" draw:layer="layout" svg:width="6.35cm" svg:height="1.27cm" svg:x="12.7cm" svg:y="2.54cm">
            <text:p text:style-name="P1"><text:span text:style-name="T2">Cell</text:span></text:p>
          </draw:rect>
          <draw:rect draw:style-name="gr1" draw:text-style-name="P2" draw:layer="layout" svg:width="6.35cm" svg:height="1.27cm" svg:x="12.7cm" svg:y="3.81cm">
            <text:p text:style-name="P1"><text:span text:style-name="T1">-x:int</text:span></text:p>
            <text:p text:style-name="P1"><text:span text:style-name="T1">-y:int</text:span></text:p>
            <text:p text:style-name="P1"><text:span text:style-name="T1">-colors:Color = BLACK</text:span></text:p>
          </draw:rect>
          <draw:rect draw:style-name="gr1" draw:text-style-name="P2" draw:layer="layout" svg:width="6.35cm" svg:height="1.27cm" svg:x="12.7cm" svg:y="5.08cm">
            <text:p text:style-name="P1"><text:span text:style-name="T1">+Cell(int x, int y):Cell</text:span></text:p>
            <text:p text:style-name="P1"><text:span text:style-name="T1">+Cell():Cell</text:span></text:p>
            <text:p text:style-name="P1"><text:span text:style-name="T1">+Cell(prev:Cell):Cell</text:span></text:p>
          </draw:rect>
        </draw:g>
        <draw:g xml:id="id3" draw:id="id3">
          <draw:rect draw:style-name="gr1" draw:text-style-name="P2" draw:layer="layout" svg:width="5.08cm" svg:height="1.27cm" svg:x="16.51cm" svg:y="11.43cm">
            <text:p text:style-name="P1"><text:span text:style-name="T1">+checkBirth(Cell[][] grid)</text:span></text:p>
            <text:p text:style-name="P1"><text:span text:style-name="T1">+isBorn():bool</text:span></text:p>
          </draw:rect>
          <draw:rect draw:style-name="gr1" draw:text-style-name="P2" draw:layer="layout" svg:width="5.08cm" svg:height="1.27cm" svg:x="16.51cm" svg:y="8.89cm">
            <text:p text:style-name="P1"><text:span text:style-name="T1">DeadCell</text:span></text:p>
          </draw:rect>
          <draw:rect draw:style-name="gr1" draw:text-style-name="P2" draw:layer="layout" svg:width="5.08cm" svg:height="1.27cm" svg:x="16.51cm" svg:y="10.16cm">
            <text:p text:style-name="P1"><text:span text:style-name="T1">-born:bool</text:span></text:p>
          </draw:rect>
        </draw:g>
        <draw:g xml:id="id1" draw:id="id1">
          <draw:rect draw:style-name="gr1" draw:text-style-name="P2" draw:layer="layout" svg:width="5.08cm" svg:height="1.27cm" svg:x="10.16cm" svg:y="8.89cm">
            <text:p text:style-name="P1"><text:span text:style-name="T1">LiveCell</text:span></text:p>
          </draw:rect>
          <draw:rect draw:style-name="gr1" draw:text-style-name="P2" draw:layer="layout" svg:width="5.08cm" svg:height="1.27cm" svg:x="10.16cm" svg:y="10.16cm">
            <text:p text:style-name="P1"><text:span text:style-name="T1">-dying:bool</text:span></text:p>
          </draw:rect>
          <draw:rect draw:style-name="gr1" draw:text-style-name="P2" draw:layer="layout" svg:width="5.08cm" svg:height="1.27cm" svg:x="10.16cm" svg:y="11.43cm">
            <text:p text:style-name="P1"><text:span text:style-name="T1">+checkDeath(Cell[][] grid)</text:span></text:p>
            <text:p text:style-name="P1"><text:span text:style-name="T1">+isDying():bool</text:span></text:p>
          </draw:rect>
        </draw:g>
        <draw:g xml:id="id5" draw:id="id5">
          <draw:rect draw:style-name="gr1" draw:text-style-name="P2" draw:layer="layout" svg:width="10.16cm" svg:height="1.27cm" svg:x="20.32cm" svg:y="0cm">
            <text:p text:style-name="P1"><text:span text:style-name="T1">RuleSet</text:span></text:p>
          </draw:rect>
          <draw:rect draw:style-name="gr1" draw:text-style-name="P2" draw:layer="layout" svg:width="10.16cm" svg:height="2.54cm" svg:x="20.32cm" svg:y="1.27cm">
            <text:p text:style-name="P1"><text:span text:style-name="T1">-max_neighbors:int = 3</text:span></text:p>
            <text:p text:style-name="P1"><text:span text:style-name="T1">-min_neighbors:int = 2</text:span></text:p>
            <text:p text:style-name="P1"><text:span text:style-name="T1">-birth_threshold:int = 3</text:span></text:p>
            <text:p text:style-name="P1"><text:span text:style-name="T1">-loop_horizontal:bool = false</text:span></text:p>
            <text:p text:style-name="P1"><text:span text:style-name="T1">-loop_vertical:bool = false</text:span></text:p>
          </draw:rect>
          <draw:rect draw:style-name="gr1" draw:text-style-name="P2" draw:layer="layout" svg:width="10.16cm" svg:height="2.54cm" svg:x="20.32cm" svg:y="3.81cm">
            <text:p text:style-name="P1"><text:span text:style-name="T1">+UpdateRules(int max, int min, int birth, bool hor, bool vert)</text:span></text:p>
            <text:p text:style-name="P1"><text:span text:style-name="T1">-setMax(int)</text:span></text:p>
            <text:p text:style-name="P1"><text:span text:style-name="T1">-setMin(int)</text:span></text:p>
            <text:p text:style-name="P1"><text:span text:style-name="T1">-setBirth(int)</text:span></text:p>
            <text:p text:style-name="P1"><text:span text:style-name="T1">-setLH(bool)</text:span></text:p>
            <text:p text:style-name="P1"><text:span text:style-name="T1">-setVH(bool)</text:span></text:p>
          </draw:rect>
        </draw:g>
        <draw:g xml:id="id4" draw:id="id4">
          <draw:rect draw:style-name="gr1" draw:text-style-name="P3" draw:layer="layout" svg:width="5.08cm" svg:height="1.27cm" svg:x="19.05cm" svg:y="15.24cm">
            <text:p text:style-name="P1"><text:span text:style-name="T2">Updater</text:span></text:p>
          </draw:rect>
          <draw:rect draw:style-name="gr1" draw:text-style-name="P2" draw:layer="layout" svg:width="5.08cm" svg:height="1.27cm" svg:x="19.05cm" svg:y="16.51cm">
            <text:p text:style-name="P1"><text:span text:style-name="T1">+ CheckGrid(Cell[][] grid):Cell[][]</text:span></text:p>
            <text:p text:style-name="P1"><text:span text:style-name="T1">+ UpdateGrid(Cell[][]):Cell[][]</text:span></text:p>
            <text:p text:style-name="P1"><text:span text:style-name="T1">-UpdateCell(Cell c):Cell</text:span></text:p>
          </draw:rect>
        </draw:g>
        <draw:connector draw:style-name="gr2" draw:text-style-name="P1" draw:layer="layout" draw:type="line" svg:x1="12.7cm" svg:y1="8.89cm" svg:x2="15.875cm" svg:y2="6.35cm" draw:start-shape="id1" draw:start-glue-point="0" draw:end-shape="id2" draw:end-glue-point="2" svg:d="M12700 8890l3175-2540">
          <text:p/>
        </draw:connector>
        <draw:connector draw:style-name="gr2" draw:text-style-name="P1" draw:layer="layout" draw:type="line" svg:x1="19.05cm" svg:y1="8.89cm" svg:x2="15.875cm" svg:y2="6.35cm" draw:start-shape="id3" draw:start-glue-point="0" draw:end-shape="id2" draw:end-glue-point="2" svg:d="M19050 8890l-3175-2540">
          <text:p/>
        </draw:connector>
        <draw:connector draw:style-name="gr3" draw:text-style-name="P1" draw:layer="layout" draw:type="line" svg:x1="21.59cm" svg:y1="15.24cm" svg:x2="12.7cm" svg:y2="12.7cm" draw:start-shape="id4" draw:start-glue-point="0" draw:end-shape="id1" draw:end-glue-point="2" svg:d="M21590 15240l-8890-2540">
          <text:p/>
        </draw:connector>
        <draw:connector draw:style-name="gr3" draw:text-style-name="P1" draw:layer="layout" draw:type="line" svg:x1="21.59cm" svg:y1="15.24cm" svg:x2="19.05cm" svg:y2="12.7cm" draw:start-shape="id4" draw:start-glue-point="0" draw:end-shape="id3" draw:end-glue-point="2" svg:d="M21590 15240l-2540-2540">
          <text:p/>
        </draw:connector>
        <draw:connector draw:style-name="gr3" draw:text-style-name="P1" draw:layer="layout" draw:type="line" svg:x1="21.59cm" svg:y1="15.24cm" svg:x2="25.4cm" svg:y2="6.35cm" draw:start-shape="id4" draw:start-glue-point="0" draw:end-shape="id5" draw:end-glue-point="2" svg:d="M21590 15240l3810-8890">
          <text:p/>
        </draw:connector>
        <draw:connector draw:style-name="gr4" draw:text-style-name="P1" draw:layer="layout" draw:type="line" svg:x1="12.7cm" svg:y1="4.445cm" svg:x2="8.89cm" svg:y2="4.445cm" draw:start-shape="id2" draw:end-shape="id6" svg:d="M12700 4445h-3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2T16:36:45.83</meta:creation-date>
    <dc:date>2022-03-01T23:01:52.31</dc:date>
    <meta:editing-duration>PT9M36S</meta:editing-duration>
    <meta:editing-cycles>2</meta:editing-cycles>
    <meta:generator>OpenOffice/4.1.10$Win32 OpenOffice.org_project/4110m2$Build-9807</meta:generator>
    <meta:document-statistic meta:object-count="28"/>
  </office:meta>
</office:document-meta>
</file>